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.svn/format"/>
  <manifest:file-entry manifest:media-type="" manifest:full-path="Configurations2/statusbar/.svn/entries"/>
  <manifest:file-entry manifest:media-type="" manifest:full-path="Configurations2/statusbar/.svn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.svn/text-base/current.xml.svn-base"/>
  <manifest:file-entry manifest:media-type="" manifest:full-path="Configurations2/accelerator/.svn/text-base/"/>
  <manifest:file-entry manifest:media-type="" manifest:full-path="Configurations2/accelerator/.svn/format"/>
  <manifest:file-entry manifest:media-type="" manifest:full-path="Configurations2/accelerator/.svn/entries"/>
  <manifest:file-entry manifest:media-type="" manifest:full-path="Configurations2/accelerator/.svn/"/>
  <manifest:file-entry manifest:media-type="" manifest:full-path="Configurations2/accelerator/"/>
  <manifest:file-entry manifest:media-type="" manifest:full-path="Configurations2/floater/.svn/format"/>
  <manifest:file-entry manifest:media-type="" manifest:full-path="Configurations2/floater/.svn/entries"/>
  <manifest:file-entry manifest:media-type="" manifest:full-path="Configurations2/floater/.svn/"/>
  <manifest:file-entry manifest:media-type="" manifest:full-path="Configurations2/floater/"/>
  <manifest:file-entry manifest:media-type="" manifest:full-path="Configurations2/popupmenu/.svn/format"/>
  <manifest:file-entry manifest:media-type="" manifest:full-path="Configurations2/popupmenu/.svn/entries"/>
  <manifest:file-entry manifest:media-type="" manifest:full-path="Configurations2/popupmenu/.svn/"/>
  <manifest:file-entry manifest:media-type="" manifest:full-path="Configurations2/popupmenu/"/>
  <manifest:file-entry manifest:media-type="" manifest:full-path="Configurations2/progressbar/.svn/format"/>
  <manifest:file-entry manifest:media-type="" manifest:full-path="Configurations2/progressbar/.svn/entries"/>
  <manifest:file-entry manifest:media-type="" manifest:full-path="Configurations2/progressbar/.svn/"/>
  <manifest:file-entry manifest:media-type="" manifest:full-path="Configurations2/progressbar/"/>
  <manifest:file-entry manifest:media-type="" manifest:full-path="Configurations2/.svn/format"/>
  <manifest:file-entry manifest:media-type="" manifest:full-path="Configurations2/.svn/entries"/>
  <manifest:file-entry manifest:media-type="" manifest:full-path="Configurations2/.svn/"/>
  <manifest:file-entry manifest:media-type="" manifest:full-path="Configurations2/menubar/.svn/format"/>
  <manifest:file-entry manifest:media-type="" manifest:full-path="Configurations2/menubar/.svn/entries"/>
  <manifest:file-entry manifest:media-type="" manifest:full-path="Configurations2/menubar/.svn/"/>
  <manifest:file-entry manifest:media-type="" manifest:full-path="Configurations2/menubar/"/>
  <manifest:file-entry manifest:media-type="" manifest:full-path="Configurations2/toolbar/.svn/format"/>
  <manifest:file-entry manifest:media-type="" manifest:full-path="Configurations2/toolbar/.svn/entries"/>
  <manifest:file-entry manifest:media-type="" manifest:full-path="Configurations2/toolbar/.svn/"/>
  <manifest:file-entry manifest:media-type="" manifest:full-path="Configurations2/toolbar/"/>
  <manifest:file-entry manifest:media-type="" manifest:full-path="Configurations2/images/.svn/format"/>
  <manifest:file-entry manifest:media-type="" manifest:full-path="Configurations2/images/.svn/entries"/>
  <manifest:file-entry manifest:media-type="" manifest:full-path="Configurations2/images/.svn/"/>
  <manifest:file-entry manifest:media-type="" manifest:full-path="Configurations2/images/Bitmaps/.svn/format"/>
  <manifest:file-entry manifest:media-type="" manifest:full-path="Configurations2/images/Bitmaps/.svn/entries"/>
  <manifest:file-entry manifest:media-type="" manifest:full-path="Configurations2/images/Bitmaps/.svn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1" svg:font-family="Tahoma, Lucidasans"/>
    <style:font-face style:name="Courier New" svg:font-family="'Courier New'" style:font-family-generic="modern"/>
    <style:font-face style:name="Bitstream Vera Sans1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Mincho" svg:font-family="Mincho, msmincho" style:font-pitch="variable"/>
    <style:font-face style:name="Tahoma2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Futura Lt" svg:font-family="'Futura Lt', 'Century Gothic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Standard">
      <style:table-properties style:width="16.983cm" style:page-number="0" table:align="left" style:writing-mode="lr-tb"/>
    </style:style>
    <style:style style:name="Table1.A" style:family="table-column">
      <style:table-column-properties style:column-width="4.657cm"/>
    </style:style>
    <style:style style:name="Table1.B" style:family="table-column">
      <style:table-column-properties style:column-width="0.75cm"/>
    </style:style>
    <style:style style:name="Table1.C" style:family="table-column">
      <style:table-column-properties style:column-width="11.576cm"/>
    </style:style>
    <style:style style:name="Table1.1" style:family="table-row">
      <style:table-row-properties style:min-row-height="0.69cm" style:keep-together="true" fo:keep-together="auto"/>
    </style:style>
    <style:style style:name="Table1.A1" style:family="table-cell">
      <style:table-cell-properties style:vertical-align="top" fo:background-color="#ffffff" fo:padding-left="0.191cm" fo:padding-right="0.191cm" fo:padding-top="0.199cm" fo:padding-bottom="0.199cm" fo:border-left="none" fo:border-right="none" fo:border-top="0.035cm solid #008080" fo:border-bottom="0.035cm solid #0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035cm solid #008080" fo:border-bottom="0.035cm solid #008080" style:writing-mode="lr-tb"/>
    </style:style>
    <style:style style:name="Table1.C1" style:family="table-cell">
      <style:table-cell-properties style:vertical-align="top" fo:padding-left="0.191cm" fo:padding-right="0.191cm" fo:padding-top="0.199cm" fo:padding-bottom="0.199cm" fo:border-left="none" fo:border-right="none" fo:border-top="0.035cm solid #008080" fo:border-bottom="0.035cm solid #008080" style:writing-mode="lr-tb"/>
    </style:style>
    <style:style style:name="Table1.A2" style:family="table-cell">
      <style:table-cell-properties style:vertical-align="top" fo:background-color="#ffffff" fo:padding-left="0.191cm" fo:padding-right="0.191cm" fo:padding-top="0.199cm" fo:padding-bottom="0.199cm" fo:border-left="none" fo:border-right="none" fo:border-top="none" fo:border-bottom="0.035cm solid #008080" style:writing-mode="lr-tb">
        <style:background-image/>
      </style:table-cell-properties>
    </style:style>
    <style:style style:name="Table1.A3" style:family="table-cell">
      <style:table-cell-properties style:vertical-align="top" fo:background-color="#e5f2f4" fo:padding-left="0.191cm" fo:padding-right="0.191cm" fo:padding-top="0.199cm" fo:padding-bottom="0.199cm" fo:border="none" style:writing-mode="lr-tb">
        <style:background-image/>
      </style:table-cell-properties>
    </style:style>
    <style:style style:name="Table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A6" style:family="table-cell">
      <style:table-cell-properties style:vertical-align="top" fo:background-color="#e5f2f4" fo:padding-left="0.191cm" fo:padding-right="0.191cm" fo:padding-top="0.199cm" fo:padding-bottom="0.199cm" fo:border-left="none" fo:border-right="none" fo:border-top="0.035cm solid #008080" fo:border-bottom="none" style:writing-mode="lr-tb">
        <style:background-image/>
      </style:table-cell-properties>
    </style:style>
    <style:style style:name="Table1.B6" style:family="table-cell">
      <style:table-cell-properties style:vertical-align="top" fo:padding-left="0.191cm" fo:padding-right="0.191cm" fo:padding-top="0cm" fo:padding-bottom="0cm" fo:border-left="none" fo:border-right="none" fo:border-top="0.035cm solid #008080" fo:border-bottom="none" style:writing-mode="lr-tb"/>
    </style:style>
    <style:style style:name="Table1.B10" style:family="table-cell">
      <style:table-cell-properties style:vertical-align="top" fo:padding="0cm" fo:border="none" style:writing-mode="lr-tb"/>
    </style:style>
    <style:style style:name="Table1.A11" style:family="table-cell">
      <style:table-cell-properties style:vertical-align="top" fo:background-color="#e5f2f4" fo:padding="0cm" fo:border="none" style:writing-mode="lr-tb">
        <style:background-image/>
      </style:table-cell-properties>
    </style:style>
    <style:style style:name="P1" style:family="paragraph" style:parent-style-name="_2a_Body_20_Text_20_Bold">
      <style:paragraph-properties fo:margin-top="0cm" fo:margin-bottom="0cm" style:snap-to-layout-grid="false"/>
      <style:text-properties style:use-window-font-color="true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" style:family="paragraph" style:parent-style-name="Text_20_body">
      <style:paragraph-properties fo:margin-top="0cm" fo:margin-bottom="0cm" style:snap-to-layout-grid="false"/>
      <style:text-properties fo:color="#000000" fo:font-size="8.5pt" fo:language="fr" fo:country="FR" fo:font-weight="bold" style:font-name-asian="Times New Roman" style:font-size-asian="8.5pt" style:font-weight-asian="bold" style:font-name-complex="Arial" style:font-size-complex="8.5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snap-to-layout-grid="false"/>
      <style:text-properties fo:color="#000000" fo:font-size="16pt" fo:language="fr" fo:country="FR" fo:font-weight="bold" style:font-name-asian="Times New Roman" style:font-size-asian="16pt" style:font-weight-asian="bold" style:font-name-complex="Arial" style:font-size-complex="16pt" style:language-complex="ar" style:country-complex="SA"/>
    </style:style>
    <style:style style:name="P4" style:family="paragraph" style:parent-style-name="Standard">
      <style:paragraph-properties fo:margin-top="0cm" fo:margin-bottom="0cm" style:snap-to-layout-grid="false"/>
      <style:text-properties fo:color="#000000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5" style:family="paragraph" style:parent-style-name="Standard">
      <style:paragraph-properties fo:margin-left="0cm" fo:margin-right="0.33cm" fo:margin-top="0cm" fo:margin-bottom="0cm" fo:text-indent="0cm" style:auto-text-indent="false" style:snap-to-layout-grid="false"/>
      <style:text-properties fo:color="#000000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_2a_Body_20_Text">
      <style:paragraph-properties fo:margin-top="0.141cm" fo:margin-bottom="0cm" style:line-height-at-least="0.388cm" fo:text-align="justify" style:justify-single-word="false" fo:orphans="2" fo:widows="2" style:snap-to-layout-grid="false"/>
    </style:style>
    <style:style style:name="P7" style:family="paragraph" style:parent-style-name="_2a_Body_20_Text">
      <style:paragraph-properties fo:margin-top="0.141cm" fo:margin-bottom="0cm" style:line-height-at-least="0.388cm" fo:text-align="justify" style:justify-single-word="false" fo:orphans="2" fo:widows="2" style:snap-to-layout-grid="false"/>
      <style:text-properties fo:font-weight="bold" style:font-weight-asian="bold" style:font-weight-complex="bold"/>
    </style:style>
    <style:style style:name="P8" style:family="paragraph" style:parent-style-name="_2a_Body_20_Text">
      <style:paragraph-properties fo:margin-top="0.141cm" fo:margin-bottom="0cm" style:line-height-at-least="0.388cm" fo:text-align="justify" style:justify-single-word="false" fo:orphans="2" fo:widows="2" style:snap-to-layout-grid="false"/>
      <style:text-properties style:use-window-font-color="true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_2a_Body_20_Single">
      <style:paragraph-properties fo:margin-top="0cm" fo:margin-bottom="0.071cm"/>
    </style:style>
    <style:style style:name="P10" style:family="paragraph" style:parent-style-name="Standard">
      <style:paragraph-properties fo:margin-top="0cm" fo:margin-bottom="0.212cm" fo:line-height="0.349cm" fo:text-align="end" style:justify-single-word="false"/>
      <style:text-properties fo:color="#000000" fo:font-size="9pt" fo:language="fr" fo:country="FR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.212cm" fo:line-height="0.349cm" fo:text-align="end" style:justify-single-word="false" style:snap-to-layout-grid="false"/>
      <style:text-properties fo:color="#000000" fo:font-size="9pt" fo:language="fr" fo:country="FR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.212cm" fo:line-height="0.349cm" fo:text-align="end" style:justify-single-word="false"/>
    </style:style>
    <style:style style:name="P13" style:family="paragraph" style:parent-style-name="Standard">
      <style:paragraph-properties fo:margin-top="0cm" fo:margin-bottom="0cm" fo:text-align="center" style:justify-single-word="false" style:snap-to-layout-grid="false"/>
      <style:text-properties fo:color="#000000" fo:font-size="16pt" fo:language="fr" fo:country="FR" fo:font-weight="bold" style:font-name-asian="Times New Roman" style:font-size-asian="16pt" style:font-weight-asian="bold" style:font-name-complex="Arial" style:font-size-complex="16pt" style:language-complex="ar" style:country-complex="SA"/>
    </style:style>
    <style:style style:name="T1" style:family="text">
      <style:text-properties fo:color="#000000" fo:font-size="9pt" fo:language="fr" fo:country="FR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2" style:family="text">
      <style:text-properties fo:color="#000000" fo:font-size="9pt" fo:language="fr" fo:country="FR" fo:font-weight="bold" style:font-name-asian="Times New Roman" style:font-size-asian="9pt" style:font-weight-asian="bold" style:font-name-complex="Arial" style:font-size-complex="9pt" style:language-complex="ar" style:country-complex="SA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Benoit Caccinolo 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11">88 rue de la Villette 75019, Paris </text:p>
            <text:p text:style-name="P10">Tel: 06 13 59 65 38 </text:p>
            <text:p text:style-name="P12"><text:span text:style-name="T1">Mail:</text:span><text:span text:style-name="T2"> </text:span><text:a xlink:type="simple" xlink:href="mailto:benoit.caccinolo@gmail.com"><text:span text:style-name="Internet_20_link"><text:span text:style-name="T2">benoit.caccinolo@gmail.com</text:span></text:span></text:a> </text:p>
            <text:p text:style-name="P10">28 ans </text:p>
          </table:table-cell>
        </table:table-row>
        <table:table-row table:style-name="Table1.1">
          <table:table-cell table:style-name="Table1.A2" table:number-columns-spanned="3" office:value-type="string">
            <text:p text:style-name="P13">Ingénieur Informatique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6"><text:span text:style-name="_2a_Bullet_20__23_2_20_Single_20_Char"><text:span text:style-name="T3">Expériences professionnelles</text:span></text:span></text:p>
          </table:table-cell>
        </table:table-row>
        <table:table-row>
          <table:table-cell table:style-name="Table1.A3" office:value-type="string">
            <text:p text:style-name="P1">Depuis Octobre 1991 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7"><text:span text:style-name="T5">adfa - </text:span>adf</text:p>
          </table:table-cell>
        </table:table-row>
        <table:table-row>
          <table:table-cell table:style-name="Table1.A3" office:value-type="string">
            <text:p text:style-name="P1">De Décembre 1994 </text:p>
            <text:p text:style-name="P1">à Octobre 1993 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7"><text:span text:style-name="T5">entreprise 2 - </text:span>coucou le modne</text:p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6"><text:span text:style-name="_2a_Bullet_20__23_2_20_Single_20_Char"><text:span text:style-name="T3">Formation</text:span></text:span></text:p>
          </table:table-cell>
        </table:table-row>
        <table:table-row>
          <table:table-cell table:style-name="Table1.A3" office:value-type="string">
            <text:p text:style-name="P4">Janvier 2004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2">coucou à <text:span text:style-name="T4">le monde adfa</text:span></text:p>
          </table:table-cell>
        </table:table-row>
        <table:table-row>
          <table:table-cell table:style-name="Table1.A3" office:value-type="string">
            <text:p text:style-name="P4">Juin 2002 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2">coucou à <text:span text:style-name="T4">le monde adfa</text:span></text:p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6"><text:span text:style-name="_2a_Bullet_20__23_2_20_Single_20_Char"><text:span text:style-name="T3">Langues</text:span></text:span></text:p>
          </table:table-cell>
        </table:table-row>
        <table:table-row>
          <table:table-cell table:style-name="Table1.A3" office:value-type="string">
            <text:p text:style-name="P4">Anglais</text:p>
          </table:table-cell>
          <table:table-cell table:style-name="Table1.B10" office:value-type="string">
            <text:p text:style-name="P5"/>
          </table:table-cell>
          <table:table-cell table:style-name="Table1.B10" office:value-type="string">
            <text:p text:style-name="P6"><text:s/>Niveau Lycée</text:p>
          </table:table-cell>
        </table:table-row>
        <table:table-row>
          <table:table-cell table:style-name="Table1.A11" office:value-type="string">
            <text:p text:style-name="P8"/>
          </table:table-cell>
          <table:table-cell table:style-name="Table1.B10" office:value-type="string">
            <text:p text:style-name="P5"/>
          </table:table-cell>
          <table:table-cell table:style-name="Table1.B10" office:value-type="string">
            <text:p text:style-name="P6"/>
          </table:table-cell>
        </table:table-row>
      </table:table>
      <text:p text:style-name="P9"/>
      <text:p text:style-name="_2a_Body_20_Sing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1" svg:font-family="Tahoma, Lucidasans"/>
    <style:font-face style:name="Courier New" svg:font-family="'Courier New'" style:font-family-generic="modern"/>
    <style:font-face style:name="Bitstream Vera Sans1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Mincho" svg:font-family="Mincho, msmincho" style:font-pitch="variable"/>
    <style:font-face style:name="Tahoma2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Futura Lt" svg:font-family="'Futura Lt', 'Century Gothic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size="10pt" fo:language="fr" fo:country="FR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8.5pt" style:font-size-asian="8.5pt" style:font-size-complex="8.5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_2a_Body_20_Single" style:class="text">
      <style:paragraph-properties fo:margin-left="0cm" fo:margin-right="0cm" fo:margin-top="0.247cm" fo:margin-bottom="0.176cm" fo:text-indent="0cm" style:auto-text-indent="false" fo:keep-with-next="always"/>
      <style:text-properties fo:color="#0a357e" fo:font-size="15pt" fo:font-weight="bold" style:letter-kerning="true" style:font-size-asian="15pt" style:font-weight-asian="bold" style:font-size-complex="15pt" style:font-weight-complex="bold"/>
    </style:style>
    <style:style style:name="Heading_20_2" style:display-name="Heading 2" style:family="paragraph" style:parent-style-name="Standard" style:next-style-name="_2a_Body_20_Single" style:class="text">
      <style:paragraph-properties fo:margin-left="0cm" fo:margin-right="0cm" fo:margin-top="0.247cm" fo:margin-bottom="0.176cm" style:line-height-at-least="0.388cm" fo:text-indent="0cm" style:auto-text-indent="false" fo:keep-with-next="always"/>
      <style:text-properties fo:color="#0a357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_2a_Body_20_Single" style:class="text">
      <style:paragraph-properties fo:margin-left="0cm" fo:margin-right="0cm" fo:margin-top="0.247cm" fo:margin-bottom="0.176cm" style:line-height-at-least="0.388cm" fo:text-indent="0cm" style:auto-text-indent="false" fo:keep-with-next="always"/>
      <style:text-properties fo:color="#0a357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_2a_Body_20_Single" style:class="text">
      <style:paragraph-properties fo:margin-left="0cm" fo:margin-right="0cm" fo:margin-top="0.247cm" fo:margin-bottom="0.176cm" style:line-height-at-least="0.388cm" fo:text-indent="0cm" style:auto-text-indent="false" fo:keep-with-next="always"/>
      <style:text-properties fo:color="#0a357e"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_2a_Body_20_Single" style:class="text">
      <style:paragraph-properties fo:margin-left="0cm" fo:margin-right="0cm" fo:margin-top="0.247cm" fo:margin-bottom="0.176cm" style:line-height-at-least="0.388cm" fo:text-indent="0cm" style:auto-text-indent="false">
        <style:tab-stops>
          <style:tab-stop style:position="0.101cm" style:type="char" style:char=","/>
        </style:tab-stops>
      </style:paragraph-properties>
      <style:text-properties fo:color="#0a357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212cm" fo:text-align="justify" style:justify-single-word="false" fo:orphans="0" fo:widows="0" fo:hyphenation-ladder-count="no-limit" text:number-lines="false" text:line-number="0"/>
      <style:text-properties fo:font-size="12pt" style:font-name-asian="HG Mincho Light J" style:font-size-asian="12pt" style:font-name-complex="Times New Roman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_2a_Body_20_Text" style:next-style-name="_2a_Body_20_Single" style:class="index">
      <style:paragraph-properties fo:margin-top="0.212cm" fo:margin-bottom="0cm" style:line-height-at-least="0.176cm"/>
      <style:text-properties fo:color="#0a357e" fo:font-weight="bold" style:font-weight-asian="bold" style:font-weight-complex="bold"/>
    </style:style>
    <style:style style:name="Contents_20_2" style:display-name="Contents 2" style:family="paragraph" style:parent-style-name="_2a_Body_20_Text" style:next-style-name="_2a_Body_20_Single" style:class="index">
      <style:paragraph-properties fo:margin-left="0.4cm" fo:margin-right="0cm" fo:margin-top="0.141cm" fo:margin-bottom="0cm" style:line-height-at-least="0.176cm" fo:text-indent="0cm" style:auto-text-indent="false"/>
      <style:text-properties fo:color="#000000"/>
    </style:style>
    <style:style style:name="Contents_20_3" style:display-name="Contents 3" style:family="paragraph" style:parent-style-name="_2a_Body_20_Text" style:next-style-name="_2a_Body_20_Single" style:class="index">
      <style:paragraph-properties fo:margin-left="0.6cm" fo:margin-right="0cm" fo:margin-top="0.141cm" fo:margin-bottom="0cm" style:line-height-at-least="0.176cm" fo:text-indent="0cm" style:auto-text-indent="false"/>
      <style:text-properties fo:color="#000000"/>
    </style:style>
    <style:style style:name="Contents_20_4" style:display-name="Contents 4" style:family="paragraph" style:parent-style-name="_2a_Body_20_Text" style:next-style-name="_2a_Body_20_Single" style:class="index">
      <style:paragraph-properties fo:margin-left="0.78cm" fo:margin-right="0cm" fo:margin-top="0.141cm" fo:margin-bottom="0cm" style:line-height-at-least="0.176cm" fo:text-indent="0cm" style:auto-text-indent="false"/>
      <style:text-properties fo:color="#000000"/>
    </style:style>
    <style:style style:name="Contents_20_5" style:display-name="Contents 5" style:family="paragraph" style:parent-style-name="_2a_Body_20_Text" style:next-style-name="_2a_Body_20_Single" style:class="index">
      <style:paragraph-properties fo:margin-left="0.78cm" fo:margin-right="0cm" fo:margin-top="0.141cm" fo:margin-bottom="0cm" style:line-height-at-least="0.176cm" fo:text-indent="0cm" style:auto-text-indent="false"/>
      <style:text-properties fo:color="#000000"/>
    </style:style>
    <style:style style:name="Contents_20_6" style:display-name="Contents 6" style:family="paragraph" style:parent-style-name="_2a_Body_20_Text" style:next-style-name="_2a_Body_20_Single" style:class="index">
      <style:paragraph-properties fo:margin-left="1.552cm" fo:margin-right="0cm" fo:margin-top="0.141cm" fo:margin-bottom="0cm" style:line-height-at-least="0.176cm" fo:text-indent="0cm" style:auto-text-indent="false"/>
      <style:text-properties fo:color="#000000"/>
    </style:style>
    <style:style style:name="Contents_20_7" style:display-name="Contents 7" style:family="paragraph" style:parent-style-name="_2a_Body_20_Text" style:next-style-name="_2a_Body_20_Single" style:class="index">
      <style:paragraph-properties fo:margin-left="1.94cm" fo:margin-right="0cm" fo:margin-top="0.141cm" fo:margin-bottom="0cm" style:line-height-at-least="0.176cm" fo:text-indent="0cm" style:auto-text-indent="false"/>
      <style:text-properties fo:color="#000000"/>
    </style:style>
    <style:style style:name="Contents_20_8" style:display-name="Contents 8" style:family="paragraph" style:parent-style-name="_2a_Body_20_Text" style:next-style-name="_2a_Body_20_Single" style:class="index">
      <style:paragraph-properties fo:margin-left="2.328cm" fo:margin-right="0cm" fo:margin-top="0.141cm" fo:margin-bottom="0cm" style:line-height-at-least="0.176cm" fo:text-indent="0cm" style:auto-text-indent="false"/>
      <style:text-properties fo:color="#000000"/>
    </style:style>
    <style:style style:name="Contents_20_9" style:display-name="Contents 9" style:family="paragraph" style:parent-style-name="_2a_Body_20_Text" style:next-style-name="_2a_Body_20_Single" style:class="index">
      <style:paragraph-properties fo:margin-left="2.716cm" fo:margin-right="0cm" fo:margin-top="0.141cm" fo:margin-bottom="0cm" style:line-height-at-least="0.176cm" fo:text-indent="0cm" style:auto-text-indent="false"/>
      <style:text-properties fo:color="#000000"/>
    </style:style>
    <style:style style:name="_2a_Body_20_Text" style:display-name="*Body Text" style:family="paragraph">
      <style:paragraph-properties fo:margin-top="0.141cm" fo:margin-bottom="0.141cm" style:line-height-at-least="0.388cm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_7e_Body_20_Text" style:display-name="~Body Text" style:family="paragraph" style:parent-style-name="_2a_Body_20_Text">
      <style:paragraph-properties fo:margin-top="0.141cm" fo:margin-bottom="0.388cm"/>
      <style:text-properties fo:color="#000000"/>
    </style:style>
    <style:style style:name="_7e_Body_20_Single" style:display-name="~Body Single" style:family="paragraph" style:parent-style-name="_7e_Body_20_Text">
      <style:paragraph-properties fo:margin-top="0.141cm" fo:margin-bottom="0cm"/>
    </style:style>
    <style:style style:name="_7e_Bullet_20__23_1_20_Single" style:display-name="~Bullet #1 Single" style:family="paragraph" style:parent-style-name="_7e_Body_20_Text">
      <style:paragraph-properties fo:margin-left="0cm" fo:margin-right="0cm" fo:margin-top="0.141cm" fo:margin-bottom="0cm" fo:text-indent="0cm" style:auto-text-indent="false">
        <style:tab-stops>
          <style:tab-stop style:position="0cm" style:type="char" style:char=","/>
        </style:tab-stops>
      </style:paragraph-properties>
    </style:style>
    <style:style style:name="_7e_Heading_20_1" style:display-name="~Heading 1" style:family="paragraph" style:next-style-name="_7e_Body_20_Text">
      <style:paragraph-properties fo:margin-left="0cm" fo:margin-right="0cm" fo:margin-top="0cm" fo:margin-bottom="0.388cm" style:line-height-at-least="0.388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-0.026cm"/>
        </style:tab-stops>
      </style:paragraph-properties>
      <style:text-properties fo:color="#000000" style:font-name="Arial" fo:font-size="10pt" fo:language="en" fo:country="GB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_2a_Heading_20_1" style:display-name="*Heading 1" style:family="paragraph" style:parent-style-name="_2a_Body_20_Text" style:next-style-name="_2a_Body_20_Text">
      <style:paragraph-properties fo:margin-left="0cm" fo:margin-right="0cm" fo:margin-top="0.247cm" fo:margin-bottom="0.176cm" style:line-height-at-least="0.423cm" fo:text-indent="0cm" style:auto-text-indent="false" fo:keep-with-next="always"/>
      <style:text-properties fo:color="#0a357e" fo:font-size="15pt" fo:font-weight="bold" style:font-size-asian="15pt" style:font-weight-asian="bold" style:font-size-complex="15pt" style:font-weight-complex="bold"/>
    </style:style>
    <style:style style:name="_7e_Heading_20_2" style:display-name="~Heading 2" style:family="paragraph" style:parent-style-name="_7e_Heading_20_1" style:next-style-name="_7e_Body_20_Text">
      <style:paragraph-properties fo:margin-left="0cm" fo:margin-right="0cm" fo:text-indent="0cm" style:auto-text-indent="false">
        <style:tab-stops>
          <style:tab-stop style:position="-0.026cm"/>
          <style:tab-stop style:position="0.032cm"/>
        </style:tab-stops>
      </style:paragraph-properties>
    </style:style>
    <style:style style:name="_7e_Heading_20_3" style:display-name="~Heading 3" style:family="paragraph" style:parent-style-name="_7e_Heading_20_1" style:next-style-name="_7e_Body_20_Text">
      <style:paragraph-properties fo:margin-left="0cm" fo:margin-right="0cm" fo:text-indent="0cm" style:auto-text-indent="false">
        <style:tab-stops>
          <style:tab-stop style:position="-0.026cm"/>
          <style:tab-stop style:position="0.109cm"/>
        </style:tab-stops>
      </style:paragraph-properties>
    </style:style>
    <style:style style:name="_7e_Heading_20_4" style:display-name="~Heading 4" style:family="paragraph" style:parent-style-name="_7e_Heading_20_1" style:next-style-name="_7e_Body_20_Text">
      <style:paragraph-properties fo:margin-left="0cm" fo:margin-right="0cm" fo:text-indent="0cm" style:auto-text-indent="false">
        <style:tab-stops>
          <style:tab-stop style:position="-0.026cm"/>
          <style:tab-stop style:position="0.201cm"/>
        </style:tab-stops>
      </style:paragraph-properties>
    </style:style>
    <style:style style:name="_7e_Heading_20_5" style:display-name="~Heading 5" style:family="paragraph" style:parent-style-name="_7e_Heading_20_1" style:next-style-name="_7e_Body_20_Text">
      <style:paragraph-properties fo:margin-left="0cm" fo:margin-right="0cm" fo:text-indent="0cm" style:auto-text-indent="false">
        <style:tab-stops>
          <style:tab-stop style:position="-0.185cm"/>
          <style:tab-stop style:position="-0.026cm"/>
        </style:tab-stops>
      </style:paragraph-properties>
    </style:style>
    <style:style style:name="_7e_Number" style:display-name="~Number" style:family="paragraph" style:parent-style-name="_7e_Body_20_Text">
      <style:paragraph-properties fo:margin-left="0cm" fo:margin-right="0cm" fo:margin-top="0.141cm" fo:margin-bottom="0cm" fo:text-indent="-4.064cm" style:auto-text-indent="false">
        <style:tab-stops>
          <style:tab-stop style:position="3.81cm" style:type="right"/>
          <style:tab-stop style:position="4.064cm"/>
        </style:tab-stops>
      </style:paragraph-properties>
    </style:style>
    <style:style style:name="_2a_Body_20_Single" style:display-name="*Body Single" style:family="paragraph" style:parent-style-name="_2a_Body_20_Text">
      <style:paragraph-properties fo:margin-top="0.141cm" fo:margin-bottom="0cm"/>
    </style:style>
    <style:style style:name="_2a_Bullet_20__23_1_20_Single" style:display-name="*Bullet #1 Single" style:family="paragraph" style:parent-style-name="_2a_Body_20_Text" style:list-style-name="WW8Num4">
      <style:paragraph-properties fo:margin-left="0cm" fo:margin-right="0cm" fo:margin-top="0.106cm" fo:margin-bottom="0cm" style:line-height-at-least="0.176cm" fo:text-indent="0cm" style:auto-text-indent="false"/>
    </style:style>
    <style:style style:name="_2a_Bullet_20__23_2_20_Single" style:display-name="*Bullet #2 Single" style:family="paragraph" style:parent-style-name="_2a_Bullet_20__23_1_20_Single">
      <style:paragraph-properties fo:margin-left="-0.099cm" fo:margin-right="0cm" fo:text-indent="0cm" style:auto-text-indent="false">
        <style:tab-stops>
          <style:tab-stop style:position="0cm" style:type="char" style:char=","/>
        </style:tab-stops>
      </style:paragraph-properties>
    </style:style>
    <style:style style:name="_2a_Bullet_20__23_2_20_Double" style:display-name="*Bullet #2 Double" style:family="paragraph" style:parent-style-name="_2a_Bullet_20__23_2_20_Single">
      <style:paragraph-properties fo:margin-left="0cm" fo:margin-right="0cm" fo:margin-top="0.141cm" fo:margin-bottom="0.141cm" fo:text-indent="0cm" style:auto-text-indent="false"/>
    </style:style>
    <style:style style:name="_2a_Bullet_20__23_1_20_Double" style:display-name="*Bullet #1 Double" style:family="paragraph" style:parent-style-name="_2a_Bullet_20__23_1_20_Single">
      <style:paragraph-properties fo:margin-left="0cm" fo:margin-right="0cm" fo:margin-top="0.141cm" fo:margin-bottom="0.141cm" fo:text-indent="0cm" style:auto-text-indent="false"/>
    </style:style>
    <style:style style:name="_2a_Bullet_20__23_3_20_Single" style:display-name="*Bullet #3 Single" style:family="paragraph" style:parent-style-name="_2a_Bullet_20__23_2_20_Single">
      <style:paragraph-properties fo:margin-left="0.101cm" fo:margin-right="0cm" fo:text-indent="0cm" style:auto-text-indent="false">
        <style:tab-stops>
          <style:tab-stop style:position="-0.199cm" style:type="char" style:char=","/>
          <style:tab-stop style:position="0cm" style:type="char" style:char=","/>
        </style:tab-stops>
      </style:paragraph-properties>
      <style:text-properties fo:color="#000000"/>
    </style:style>
    <style:style style:name="_2a_Bullet_20__23_3_20_Double" style:display-name="*Bullet #3 Double" style:family="paragraph" style:parent-style-name="_2a_Bullet_20__23_3_20_Single">
      <style:paragraph-properties fo:margin-left="0cm" fo:margin-right="0cm" fo:margin-top="0.141cm" fo:margin-bottom="0.141cm" fo:text-indent="0cm" style:auto-text-indent="false"/>
    </style:style>
    <style:style style:name="_2a_Heading_20_2" style:display-name="*Heading 2" style:family="paragraph" style:parent-style-name="_2a_Heading_20_1" style:next-style-name="_2a_Body_20_Text">
      <style:paragraph-properties fo:margin-left="-0.63cm" fo:margin-right="0cm" fo:text-indent="0cm" style:auto-text-indent="false">
        <style:tab-stops>
          <style:tab-stop style:position="-0.24cm" style:type="char" style:char=","/>
        </style:tab-stops>
      </style:paragraph-properties>
      <style:text-properties fo:font-size="13pt" style:font-size-asian="13pt" style:font-size-complex="13pt"/>
    </style:style>
    <style:style style:name="_2a_Heading_20_3" style:display-name="*Heading 3" style:family="paragraph" style:parent-style-name="_2a_Heading_20_1" style:next-style-name="_2a_Body_20_Text">
      <style:paragraph-properties fo:margin-left="-1.7cm" fo:margin-right="0cm" fo:text-indent="0cm" style:auto-text-indent="false">
        <style:tab-stops>
          <style:tab-stop style:position="-1.071cm"/>
        </style:tab-stops>
      </style:paragraph-properties>
      <style:text-properties fo:font-size="13pt" style:font-size-asian="13pt" style:font-size-complex="13pt"/>
    </style:style>
    <style:style style:name="_2a_Heading_20_4" style:display-name="*Heading 4" style:family="paragraph" style:parent-style-name="_2a_Heading_20_1" style:next-style-name="_2a_Body_20_Text">
      <style:paragraph-properties fo:margin-left="-1.7cm" fo:margin-right="0cm" style:line-height-at-least="0.388cm" fo:text-indent="0cm" style:auto-text-indent="false">
        <style:tab-stops>
          <style:tab-stop style:position="-0.97cm" style:type="char" style:char=",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_2a_Heading_20_5" style:display-name="*Heading 5" style:family="paragraph" style:parent-style-name="_2a_Heading_20_4" style:next-style-name="_2a_Body_20_Text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_2a_List_20_Numbers_20__28_Auto_29_" style:display-name="*List Numbers (Auto)" style:family="paragraph" style:parent-style-name="_2a_Body_20_Text">
      <style:paragraph-properties fo:margin-left="0cm" fo:margin-right="0cm" fo:margin-top="0.141cm" fo:margin-bottom="0cm" fo:text-indent="0cm" style:auto-text-indent="false"/>
    </style:style>
    <style:style style:name="_2a_List_20_Numbers_20_Bold_20__28_Auto_29_" style:display-name="*List Numbers Bold (Auto)" style:family="paragraph" style:parent-style-name="_2a_List_20_Numbers_20__28_Auto_29_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_2a_Numbers" style:display-name="*Numbers" style:family="paragraph" style:parent-style-name="_2a_List_20_Numbers_20__28_Auto_29_">
      <style:paragraph-properties fo:margin-left="4.064cm" fo:margin-right="0cm" fo:text-indent="-4.064cm" style:auto-text-indent="false">
        <style:tab-stops>
          <style:tab-stop style:position="-0.254cm" style:type="right"/>
          <style:tab-stop style:position="0cm"/>
        </style:tab-stops>
      </style:paragraph-properties>
    </style:style>
    <style:style style:name="_2a_Numbers_20_Bold" style:display-name="*Numbers Bold" style:family="paragraph" style:parent-style-name="_2a_Numbers">
      <style:text-properties fo:font-weight="bold" style:font-weight-asian="bold" style:font-weight-complex="bold"/>
    </style:style>
    <style:style style:name="_2a_SOW_20_1" style:display-name="*SOW 1" style:family="paragraph" style:next-style-name="_2a_Body_20_Text">
      <style:paragraph-properties fo:margin-left="4.064cm" fo:margin-right="0cm" style:line-height-at-least="0.388cm" fo:orphans="2" fo:widows="2" fo:hyphenation-ladder-count="no-limit" fo:text-indent="-4.064cm" style:auto-text-indent="false" fo:keep-with-next="always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font-name="Arial" fo:font-size="10pt" fo:language="en" fo:country="US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_2a_SOW_20_2" style:display-name="*SOW 2" style:family="paragraph" style:parent-style-name="_2a_SOW_20_1" style:next-style-name="_2a_Body_20_Text"/>
    <style:style style:name="_2a_SOW_20_3" style:display-name="*SOW 3" style:family="paragraph" style:parent-style-name="_2a_SOW_20_1" style:next-style-name="_2a_Body_20_Text"/>
    <style:style style:name="_2a_SOW_20_4" style:display-name="*SOW 4" style:family="paragraph" style:parent-style-name="_2a_SOW_20_1" style:next-style-name="_2a_Body_20_Text"/>
    <style:style style:name="_2a_SOW_20_5" style:display-name="*SOW 5" style:family="paragraph" style:parent-style-name="_2a_SOW_20_1" style:next-style-name="_2a_Body_20_Text"/>
    <style:style style:name="_2a_Table_20_Text" style:display-name="*Table Text" style:family="paragraph">
      <style:paragraph-properties style:line-height-at-least="0.423cm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9pt" fo:language="en" fo:country="US" style:font-name-asian="Times New Roman" style:font-size-asian="9pt" style:language-asian="zxx" style:country-asian="none" style:font-name-complex="Arial" style:font-size-complex="9pt" style:language-complex="ar" style:country-complex="SA" fo:hyphenate="false" fo:hyphenation-remain-char-count="2" fo:hyphenation-push-char-count="2"/>
    </style:style>
    <style:style style:name="_2a_Table_20_Text_20_2" style:display-name="*Table Text 2" style:family="paragraph" style:parent-style-name="_2a_Table_20_Text">
      <style:paragraph-properties style:line-height-at-least="0.388cm"/>
      <style:text-properties fo:color="#000000" fo:font-size="10pt" style:font-size-asian="10pt" style:font-size-complex="10pt"/>
    </style:style>
    <style:style style:name="_2a_Table_20_Text_20_Bold" style:display-name="*Table Text Bold" style:family="paragraph" style:parent-style-name="_2a_Table_20_Text">
      <style:text-properties fo:font-weight="bold" style:font-weight-asian="bold" style:font-weight-complex="bold"/>
    </style:style>
    <style:style style:name="_2a_Headline" style:display-name="*Headline" style:family="paragraph">
      <style:paragraph-properties fo:margin-left="0.787cm" fo:margin-right="0cm" fo:orphans="2" fo:widows="2" fo:hyphenation-ladder-count="no-limit" fo:text-indent="-0.787cm" style:auto-text-indent="false" style:text-autospace="ideograph-alpha" style:punctuation-wrap="hanging" style:line-break="strict" style:writing-mode="lr-tb"/>
      <style:text-properties fo:color="#ffffff" style:font-name="Arial" fo:font-size="12pt" fo:letter-spacing="-0.035cm" fo:language="en" fo:country="US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_2a_Table_20_Caption_20_Body_20_Text" style:display-name="*Table Caption Body Text" style:family="paragraph" style:parent-style-name="_2a_Body_20_Text" style:next-style-name="_2a_Body_20_Text">
      <style:paragraph-properties fo:margin-top="0.141cm" fo:margin-bottom="0.176cm">
        <style:tab-stops>
          <style:tab-stop style:position="5.969cm"/>
        </style:tab-stops>
      </style:paragraph-properties>
      <style:text-properties fo:color="#0a357e" fo:font-size="9pt" style:font-size-asian="9pt" style:font-size-complex="9pt"/>
    </style:style>
    <style:style style:name="_2a_Table_20_Caption_20_Full_20_Page" style:display-name="*Table Caption Full Page" style:family="paragraph" style:parent-style-name="_2a_Table_20_Caption_20_Body_20_Text" style:next-style-name="_2a_Body_20_Text">
      <style:paragraph-properties>
        <style:tab-stops>
          <style:tab-stop style:position="1.905cm"/>
          <style:tab-stop style:position="5.969cm"/>
        </style:tab-stops>
      </style:paragraph-properties>
    </style:style>
    <style:style style:name="_2a_Proprietary_20_Notice" style:display-name="*Proprietary Notice" style:family="paragraph">
      <style:paragraph-properties fo:line-height="0.353cm" fo:orphans="2" fo:widows="2" fo:hyphenation-ladder-count="no-limit" style:text-autospace="ideograph-alpha" style:punctuation-wrap="hanging" style:line-break="strict" style:writing-mode="lr-tb"/>
      <style:text-properties fo:color="#808080" style:font-name="Arial" fo:font-size="8pt" fo:language="en" fo:country="US" fo:font-style="italic" style:font-name-asian="Times New Roman" style:font-size-asian="8pt" style:language-asian="zxx" style:country-asian="none" style:font-style-asian="italic" style:font-name-complex="Arial" style:font-size-complex="8pt" style:language-complex="ar" style:country-complex="SA" style:font-style-complex="italic" fo:hyphenate="false" fo:hyphenation-remain-char-count="2" fo:hyphenation-push-char-count="2"/>
    </style:style>
    <style:style style:name="_2a_Footer" style:display-name="*Footer" style:family="paragraph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4.224cm"/>
        </style:tab-stops>
      </style:paragraph-properties>
      <style:text-properties fo:color="#808080" style:font-name="Arial" fo:font-size="9pt" fo:language="en" fo:country="US" fo:font-style="italic" style:font-name-asian="Times New Roman" style:font-size-asian="9pt" style:language-asian="zxx" style:country-asian="none" style:font-style-asian="italic" style:font-name-complex="Arial" style:font-size-complex="9pt" style:language-complex="ar" style:country-complex="SA" style:font-style-complex="italic" fo:hyphenate="false" fo:hyphenation-remain-char-count="2" fo:hyphenation-push-char-count="2"/>
    </style:style>
    <style:style style:name="_2a_Quotation" style:display-name="*Quotation" style:family="paragraph" style:parent-style-name="_2a_Body_20_Text" style:next-style-name="_2a_Quotation_20_Attribute">
      <style:paragraph-properties fo:margin-left="5.334cm" fo:margin-right="1.27cm" fo:text-indent="0cm" style:auto-text-indent="false"/>
      <style:text-properties fo:color="#000000" fo:font-style="italic" style:font-style-asian="italic" style:font-style-complex="italic"/>
    </style:style>
    <style:style style:name="_2a_Quotation_20_Attribute" style:display-name="*Quotation Attribute" style:family="paragraph" style:parent-style-name="_2a_Body_20_Text" style:next-style-name="_2a_Body_20_Text">
      <style:paragraph-properties fo:margin-left="0cm" fo:margin-right="1.27cm" fo:text-align="end" style:justify-single-word="false" fo:text-indent="0cm" style:auto-text-indent="false"/>
      <style:text-properties fo:color="#000000"/>
    </style:style>
    <style:style style:name="_7e_Bullet_20__23_2_20_Single" style:display-name="~Bullet #2 Single" style:family="paragraph" style:parent-style-name="_2a_Bullet_20__23_2_20_Single">
      <style:text-properties fo:color="#000000"/>
    </style:style>
    <style:style style:name="_7e_Caption_20_Body_20_Text" style:display-name="~Caption Body Text" style:family="paragraph" style:parent-style-name="_7e_Body_20_Text" style:next-style-name="_2a_Body_20_Text">
      <style:text-properties fo:font-size="9pt" style:font-size-asian="9pt" style:font-size-complex="9pt"/>
    </style:style>
    <style:style style:name="_7e_Caption_20_Full_20_Page" style:display-name="~Caption Full Page" style:family="paragraph" style:parent-style-name="_7e_Caption_20_Body_20_Text" style:next-style-name="_2a_Body_20_Text"/>
    <style:style style:name="_7e_List_20_Number" style:display-name="~List Number" style:family="paragraph" style:parent-style-name="_2a_List_20_Numbers_20__28_Auto_29_">
      <style:paragraph-properties fo:margin-left="0cm" fo:margin-right="0cm" fo:text-indent="0cm" style:auto-text-indent="false"/>
      <style:text-properties fo:color="#000000"/>
    </style:style>
    <style:style style:name="_7e_Table_20_Text" style:display-name="~Table Text" style:family="paragraph" style:parent-style-name="_2a_Table_20_Text">
      <style:text-properties fo:color="#000000"/>
    </style:style>
    <style:style style:name="_7e_Table_20_Caption_20_Body_20_Text" style:display-name="~Table Caption Body Text" style:family="paragraph" style:parent-style-name="_2a_Table_20_Caption_20_Body_20_Text">
      <style:text-properties fo:color="#000000"/>
    </style:style>
    <style:style style:name="_7e_Table_20_Caption_20_Full_20_Page" style:display-name="~Table Caption Full Page" style:family="paragraph" style:parent-style-name="_2a_Table_20_Caption_20_Full_20_Page">
      <style:text-properties fo:color="#000000"/>
    </style:style>
    <style:style style:name="_2a_Full_20_Page" style:display-name="*Full Page" style:family="paragraph" style:parent-style-name="_2a_Body_20_Text">
      <style:paragraph-properties fo:margin-top="0.141cm" fo:margin-bottom="0.494cm"/>
    </style:style>
    <style:style style:name="Headline" style:family="paragraph" style:parent-style-name="Standard">
      <style:paragraph-properties fo:line-height="0.494cm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Default_20_Text" style:display-name="Default Text" style:family="paragraph" style:parent-style-name="Standard">
      <style:paragraph-properties fo:margin-left="5.801cm" fo:margin-right="0cm" fo:margin-top="0cm" fo:margin-bottom="0.353cm" fo:line-height="0.423cm" fo:hyphenation-ladder-count="no-limit" fo:text-indent="0cm" style:auto-text-indent="false"/>
      <style:text-properties fo:hyphenate="false" fo:hyphenation-remain-char-count="2" fo:hyphenation-push-char-count="2"/>
    </style:style>
    <style:style style:name="_2a_Header" style:display-name="*Header" style:family="paragraph" style:parent-style-name="_2a_Body_20_Text">
      <style:paragraph-properties fo:margin-top="0.141cm" fo:margin-bottom="0cm">
        <style:tab-stops>
          <style:tab-stop style:position="17.145cm" style:type="right"/>
        </style:tab-stops>
      </style:paragraph-properties>
      <style:text-properties fo:color="#808080" fo:font-size="9pt" style:font-size-asian="9pt" style:font-size-complex="9pt"/>
    </style:style>
    <style:style style:name="Top_20_Line" style:display-name="Top Line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</style:style>
    <style:style style:name="_2a_List_20_Text" style:display-name="*List Text" style:family="paragraph" style:parent-style-name="_2a_Body_20_Text">
      <style:paragraph-properties fo:margin-left="6.35cm" fo:margin-right="0cm" fo:hyphenation-ladder-count="no-limit" fo:text-indent="-2.286cm" style:auto-text-indent="false">
        <style:tab-stops>
          <style:tab-stop style:position="0cm"/>
          <style:tab-stop style:position="10.795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_2a_Response" style:display-name="*Response" style:family="paragraph" style:parent-style-name="_2a_Body_20_Text" style:next-style-name="_2a_Body_20_Text">
      <style:paragraph-properties fo:margin-left="0cm" fo:margin-right="0cm" fo:text-indent="-2.54cm" style:auto-text-indent="false"/>
    </style:style>
    <style:style style:name="_2a_Side_20_Idea_20_Text" style:display-name="*Side Idea Text" style:family="paragraph" style:parent-style-name="_2a_Body_20_Text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_2a_Body_20_Text_20_Bold" style:display-name="*Body Text Bold" style:family="paragraph" style:parent-style-name="_2a_Body_20_Text" style:next-style-name="_2a_Body_20_Text">
      <style:text-properties fo:font-weight="bold" style:font-weight-asian="bold" style:font-weight-complex="bold"/>
    </style:style>
    <style:style style:name="_2a_Table_20_Text_20_Bullet_20__23_1" style:display-name="*Table Text Bullet #1" style:family="paragraph" style:parent-style-name="_2a_Table_20_Text">
      <style:paragraph-properties fo:margin-left="0cm" fo:margin-right="0cm" fo:text-indent="0cm" style:auto-text-indent="false"/>
    </style:style>
    <style:style style:name="_2a_Bullet_20__23_1_20_Subtext_20_Single" style:display-name="*Bullet #1 Subtext Single" style:family="paragraph" style:parent-style-name="_2a_Bullet_20__23_1_20_Double">
      <style:paragraph-properties fo:margin-left="0.501cm" fo:margin-right="0cm" fo:margin-top="0.141cm" fo:margin-bottom="0cm" fo:text-indent="0cm" style:auto-text-indent="false"/>
    </style:style>
    <style:style style:name="_2a_Bullet_20__23_2_20_Subtext_20_Single" style:display-name="*Bullet #2 Subtext Single" style:family="paragraph" style:parent-style-name="_2a_Bullet_20__23_2_20_Double">
      <style:paragraph-properties fo:margin-left="1.101cm" fo:margin-right="0cm" fo:margin-top="0.106cm" fo:margin-bottom="0cm" fo:text-indent="0cm" style:auto-text-indent="false"/>
    </style:style>
    <style:style style:name="_2a_Bullet_20__23_4_20_Subtext_20_Single" style:display-name="*Bullet #4 Subtext Single" style:family="paragraph" style:parent-style-name="Standard">
      <style:paragraph-properties fo:margin-left="2.101cm" fo:margin-right="0cm" fo:margin-top="0.106cm" fo:margin-bottom="0cm" fo:text-indent="0cm" style:auto-text-indent="false">
        <style:tab-stops>
          <style:tab-stop style:position="1.529cm"/>
        </style:tab-stops>
      </style:paragraph-properties>
    </style:style>
    <style:style style:name="_7e_Bullet_20__23_1_20_Subtext" style:display-name="~Bullet #1 Subtext" style:family="paragraph" style:parent-style-name="_7e_Bullet_20__23_1_20_Single">
      <style:paragraph-properties fo:margin-left="4.699cm" fo:margin-right="0cm" fo:text-indent="0cm" style:auto-text-indent="false"/>
    </style:style>
    <style:style style:name="_7e_Bullet_20__23_2_20_Subtext" style:display-name="~Bullet #2 Subtext" style:family="paragraph" style:parent-style-name="_7e_Bullet_20__23_2_20_Single">
      <style:paragraph-properties fo:margin-left="5.334cm" fo:margin-right="0cm" fo:text-indent="0cm" style:auto-text-indent="false"/>
    </style:style>
    <style:style style:name="_7e_Bullet_20__23_1_20_Double" style:display-name="~Bullet #1 Double" style:family="paragraph" style:parent-style-name="_7e_Bullet_20__23_1_20_Single">
      <style:paragraph-properties fo:margin-top="0.141cm" fo:margin-bottom="0.388cm"/>
    </style:style>
    <style:style style:name="_7e_Unnumbered_20_Heading_20_1" style:display-name="~Unnumbered Heading 1" style:family="paragraph" style:parent-style-name="_7e_Heading_20_1" style:next-style-name="_7e_Body_20_Text">
      <style:paragraph-properties fo:margin-left="0cm" fo:margin-right="0cm" fo:text-indent="0cm" style:auto-text-indent="false"/>
    </style:style>
    <style:style style:name="_7e_Unnumbered_20_Heading_20_2" style:display-name="~Unnumbered Heading 2" style:family="paragraph" style:parent-style-name="_7e_Unnumbered_20_Heading_20_1" style:next-style-name="_7e_Body_20_Text">
      <style:paragraph-properties fo:margin-left="1.524cm" fo:margin-right="0cm" fo:text-indent="0cm" style:auto-text-indent="false"/>
    </style:style>
    <style:style style:name="_2a_Numbers_20_Double" style:display-name="*Numbers Double" style:family="paragraph" style:parent-style-name="_2a_Numbers">
      <style:paragraph-properties fo:margin-top="0.141cm" fo:margin-bottom="0.388cm"/>
    </style:style>
    <style:style style:name="_7e_Bullet_20_Subnumber" style:display-name="~Bullet Subnumber" style:family="paragraph" style:parent-style-name="_7e_Bullet_20__23_1_20_Subtext">
      <style:paragraph-properties fo:margin-left="5.334cm" fo:margin-right="0cm" fo:text-indent="-0.635cm" style:auto-text-indent="false"/>
    </style:style>
    <style:style style:name="_2a_Bullet_20__23_1_20_Subtext_20_Double" style:display-name="*Bullet #1 Subtext Double" style:family="paragraph" style:parent-style-name="_2a_Bullet_20__23_1_20_Subtext_20_Single">
      <style:paragraph-properties fo:margin-top="0.141cm" fo:margin-bottom="0.141cm"/>
    </style:style>
    <style:style style:name="_2a_Table_20_Text_20_Bullet_20__23_2" style:display-name="*Table Text Bullet #2" style:family="paragraph" style:parent-style-name="_2a_Table_20_Text_20_Bullet_20__23_1">
      <style:paragraph-properties fo:margin-left="0cm" fo:margin-right="0cm" fo:text-indent="0cm" style:auto-text-indent="false"/>
    </style:style>
    <style:style style:name="_2a_Table_20_Heading_20_1" style:display-name="*Table Heading 1" style:family="paragraph" style:parent-style-name="_2a_Table_20_Text">
      <style:paragraph-properties fo:text-align="center" style:justify-single-word="false" fo:background-color="#0a357e">
        <style:background-image/>
      </style:paragraph-properties>
      <style:text-properties fo:color="#ffffff" fo:font-size="10pt" fo:font-weight="bold" style:font-size-asian="10pt" style:font-weight-asian="bold" style:font-size-complex="10pt" style:font-weight-complex="bold"/>
    </style:style>
    <style:style style:name="_2a_Table_20_Heading_20_2" style:display-name="*Table Heading 2" style:family="paragraph" style:parent-style-name="_2a_Table_20_Heading_20_1">
      <style:paragraph-properties fo:background-color="transparent">
        <style:background-image/>
      </style:paragraph-properties>
      <style:text-properties fo:color="#0a357e" fo:font-size="9pt" style:font-size-asian="9pt" style:font-size-complex="9pt"/>
    </style:style>
    <style:style style:name="_2a_Cover_20_Text_20_1" style:display-name="*Cover Text 1" style:family="paragraph" style:parent-style-name="_2a_Table_20_Text_20_2">
      <style:paragraph-properties style:line-height-at-least="0.494cm"/>
      <style:text-properties fo:color="#0a357e" fo:font-size="16pt" fo:font-weight="bold" style:font-size-asian="16pt" style:font-weight-asian="bold" style:font-size-complex="16pt" style:font-weight-complex="bold"/>
    </style:style>
    <style:style style:name="_2a_Body_20_Text_20_Blue" style:display-name="*Body Text Blue" style:family="paragraph" style:parent-style-name="_2a_Body_20_Text">
      <style:text-properties fo:color="#0a357e" fo:font-weight="bold" style:font-weight-asian="bold" style:font-weight-complex="bold"/>
    </style:style>
    <style:style style:name="_2a_Confidentiality_20_Notice" style:display-name="*Confidentiality Notice" style:family="paragraph" style:parent-style-name="_2a_Body_20_Text">
      <style:text-properties fo:font-size="8pt" style:font-size-asian="8pt" style:font-size-complex="8pt"/>
    </style:style>
    <style:style style:name="_2a_Table_20_of_20_Contents" style:display-name="*Table of Contents" style:family="paragraph" style:parent-style-name="_2a_Confidentiality_20_Notice" style:next-style-name="_2a_Body_20_Text">
      <style:text-properties fo:color="#0a357e" fo:font-size="16pt" fo:font-weight="bold" style:font-size-asian="16pt" style:font-weight-asian="bold" style:font-size-complex="16pt" style:font-weight-complex="bold"/>
    </style:style>
    <style:style style:name="Blind_20_Paragraph" style:display-name="Blind Paragraph" style:family="paragraph" style:parent-style-name="_2a_Body_20_Text" style:next-style-name="_2a_Body_20_Text">
      <style:paragraph-properties fo:margin-top="0.141cm" fo:margin-bottom="0cm" fo:line-height="0.071cm"/>
      <style:text-properties fo:color="#ffffff" fo:font-size="2pt" style:font-size-asian="2pt" style:font-size-complex="2pt"/>
    </style:style>
    <style:style style:name="_2a_Cover_20_Text_20_2" style:display-name="*Cover Text 2" style:family="paragraph" style:parent-style-name="_2a_Table_20_Text_20_2">
      <style:text-properties fo:color="#0a357e" fo:font-size="12pt" fo:font-weight="bold" style:font-size-asian="12pt" style:font-weight-asian="bold" style:font-size-complex="12pt" style:font-weight-complex="bold"/>
    </style:style>
    <style:style style:name="_2a_Table_20_Text_20_2_20_Bullet_20__23_1" style:display-name="*Table Text 2 Bullet #1" style:family="paragraph" style:parent-style-name="_2a_Table_20_Text_20_2">
      <style:paragraph-properties fo:margin-left="0cm" fo:margin-right="0cm" fo:text-indent="0cm" style:auto-text-indent="false"/>
    </style:style>
    <style:style style:name="Style_20__2a_List_20_Numbers_20__28_Auto_29__20__2b__20_Bold" style:display-name="Style *List Numbers (Auto) + Bold" style:family="paragraph" style:parent-style-name="_2a_List_20_Numbers_20__28_Auto_29_">
      <style:paragraph-properties fo:margin-left="0cm" fo:margin-right="0cm" fo:margin-top="0.176cm" fo:margin-bottom="0.176cm" fo:text-indent="0cm" style:auto-text-indent="false"/>
      <style:text-properties fo:font-weight="bold" style:font-weight-asian="bold" style:font-weight-complex="bold"/>
    </style:style>
    <style:style style:name="Style1" style:family="paragraph" style:parent-style-name="Standard">
      <style:paragraph-properties fo:margin-left="0cm" fo:margin-right="0cm" fo:margin-top="0.141cm" fo:margin-bottom="0cm" fo:text-indent="0cm" style:auto-text-indent="false"/>
      <style:text-properties fo:language="en" fo:country="US"/>
    </style:style>
    <style:style style:name="_2a_Bullet_20__23_4_20_Double" style:display-name="*Bullet #4 Double" style:family="paragraph" style:parent-style-name="Standard">
      <style:paragraph-properties fo:margin-left="0cm" fo:margin-right="0cm" fo:margin-top="0.141cm" fo:margin-bottom="0.141cm" fo:text-indent="0cm" style:auto-text-indent="false">
        <style:tab-stops>
          <style:tab-stop style:position="0cm" style:type="char" style:char=","/>
        </style:tab-stops>
      </style:paragraph-properties>
    </style:style>
    <style:style style:name="_2a_Bullet_20__23_3_20_Subtext_20_Single" style:display-name="*Bullet #3 Subtext Single" style:family="paragraph" style:parent-style-name="_2a_Bullet_20__23_2_20_Subtext_20_Single">
      <style:paragraph-properties fo:margin-left="1.7cm" fo:margin-right="0cm" fo:text-indent="0cm" style:auto-text-indent="false"/>
    </style:style>
    <style:style style:name="_2a_Bullet_20__23_4_20_Single" style:display-name="*Bullet #4 Single" style:family="paragraph" style:parent-style-name="_2a_Bullet_20__23_3_20_Single">
      <style:paragraph-properties fo:margin-left="-0.099cm" fo:margin-right="0cm" fo:text-indent="0cm" style:auto-text-indent="false">
        <style:tab-stops>
          <style:tab-stop style:position="0cm" style:type="char" style:char=","/>
          <style:tab-stop style:position="0.199cm" style:type="char" style:char=","/>
        </style:tab-stops>
      </style:paragraph-properties>
    </style:style>
    <style:style style:name="Style2" style:family="paragraph" style:parent-style-name="Heading_20_3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mmentaire" style:family="paragraph" style:parent-style-name="Standard"/>
    <style:style style:name="Comment_20_Subject" style:display-name="Comment Subject" style:family="paragraph" style:parent-style-name="WW-Commentaire" style:next-style-name="WW-Commentaire">
      <style:text-properties fo:font-weight="bold" style:font-weight-asian="bold" style:font-weight-complex="bold"/>
    </style:style>
    <style:style style:name="WW-Légende" style:family="paragraph" style:parent-style-name="Standard" style:next-style-name="Standard">
      <style:text-properties fo:font-weight="bold" style:font-weight-asian="bold" style:font-weight-complex="bold"/>
    </style:style>
    <style:style style:name="WW-Table_20_des_20_illustrations" style:display-name="WW-Table des illustrations" style:family="paragraph" style:parent-style-name="Standard" style:next-style-name="Standard"/>
    <style:style style:name="Liste_20_1" style:display-name="Liste 1" style:family="paragraph" style:parent-style-name="Standard">
      <style:paragraph-properties fo:margin-left="0cm" fo:margin-right="0cm" fo:margin-top="0.106cm" fo:margin-bottom="0.106cm" fo:hyphenation-ladder-count="no-limit" fo:text-indent="0cm" style:auto-text-indent="false"/>
      <style:text-properties fo:color="#000000" style:font-name="Futura Lt" fo:font-size="11pt" fo:language="fr" fo:country="BE" style:font-size-asian="11pt" style:language-asian="zxx" style:country-asian="none" style:font-name-complex="Times New Roman" fo:hyphenate="false" fo:hyphenation-remain-char-count="2" fo:hyphenation-push-char-count="2"/>
    </style:style>
    <style:style style:name="BULLET_20_BLEU" style:display-name="BULLET BLEU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name-complex="Times New Roman"/>
    </style:style>
    <style:style style:name="WW-Corps_20_de_20_texte_20_3" style:display-name="WW-Corps de tex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Normal_20__28_Web_29_" style:display-name="WW-Normal (Web)" style:family="paragraph" style:parent-style-name="Standard">
      <style:paragraph-properties fo:margin-top="0.494cm" fo:margin-bottom="0.21cm" fo:text-align="justify" style:justify-single-word="false"/>
      <style:text-properties fo:color="#000000" style:font-name="Times New Roman" fo:font-size="12pt" style:font-size-asian="12pt" style:font-name-complex="Times New Roman" style:font-size-complex="12pt"/>
    </style:style>
    <style:style style:name="ListeHierarchique" style:family="paragraph" style:parent-style-name="Standard">
      <style:paragraph-properties fo:margin-left="-0.109cm" fo:margin-right="0cm" fo:text-indent="0cm" style:auto-text-indent="false"/>
      <style:text-properties fo:color="#00637a" style:font-name-complex="Times New Roman"/>
    </style:style>
    <style:style style:name="Style_20__7e_Bullet_20__23_1_20_Single_20__2b__20_Custom_20_Color_28_RGB_28_0" style:display-name="Style ~Bullet #1 Single + Custom Color(RGB(0" style:family="paragraph" style:parent-style-name="_7e_Bullet_20__23_1_20_Single">
      <style:paragraph-properties fo:margin-left="0cm" fo:margin-right="0cm" fo:margin-top="0cm" fo:margin-bottom="0.212cm" fo:text-indent="0cm" style:auto-text-indent="false">
        <style:tab-stops>
          <style:tab-stop style:position="0cm" style:type="char" style:char=","/>
          <style:tab-stop style:position="0.635cm"/>
        </style:tab-stops>
      </style:paragraph-properties>
      <style:text-properties fo:color="#00637d" style:font-name-complex="Times New Roman"/>
    </style:style>
    <style:style style:name="environnement" style:family="paragraph" style:parent-style-name="Standard">
      <style:paragraph-properties fo:margin-left="3.401cm" fo:margin-right="0.199cm" fo:margin-top="0.212cm" fo:margin-bottom="0.212cm" fo:text-align="justify" style:justify-single-word="false" fo:text-indent="0cm" style:auto-text-indent="false"/>
      <style:text-properties fo:color="#000000" fo:font-size="12pt" fo:language="en" fo:country="GB" style:font-size-asian="12pt" style:font-name-complex="Times New Roman"/>
    </style:style>
    <style:style style:name="Fonction" style:family="paragraph" style:parent-style-name="Standard">
      <style:paragraph-properties fo:margin-left="0.127cm" fo:margin-right="0.199cm" fo:margin-top="0cm" fo:margin-bottom="0.212cm" fo:text-align="justify" style:justify-single-word="false" fo:text-indent="-0.004cm" style:auto-text-indent="false"/>
      <style:text-properties fo:color="#0000ff" fo:font-size="12pt" style:font-size-asian="12pt" style:font-name-complex="Times New Roman"/>
    </style:style>
    <style:style style:name="date_20__3a__20_client" style:display-name="date : client" style:family="paragraph" style:parent-style-name="Heading_20_5">
      <style:paragraph-properties fo:margin-left="0.127cm" fo:margin-right="0.199cm" fo:margin-top="0.635cm" fo:margin-bottom="0.212cm" style:line-height-at-least="0.176cm" fo:orphans="0" fo:widows="0" fo:text-indent="0cm" style:auto-text-indent="false" fo:keep-with-next="always"/>
      <style:text-properties fo:color="#000000" fo:font-size="12pt" fo:font-style="normal" style:font-size-asian="12pt" style:font-style-asian="normal" style:font-name-complex="Times New Roman" style:font-size-complex="10pt" style:font-style-complex="normal" style:font-weight-complex="normal"/>
    </style:style>
    <style:style style:name="CV.Domaine" style:family="paragraph" style:parent-style-name="Standard">
      <style:paragraph-properties fo:margin-left="0.406cm" fo:margin-right="0cm" fo:margin-top="0.109cm" fo:margin-bottom="0cm" fo:hyphenation-ladder-count="no-limit" fo:text-indent="-0.406cm" style:auto-text-indent="false">
        <style:tab-stops>
          <style:tab-stop style:position="0.229cm"/>
        </style:tab-stops>
      </style:paragraph-properties>
      <style:text-properties fo:color="#000000" fo:font-size="11pt" fo:letter-spacing="-0.011cm" style:font-size-asian="11pt" style:font-name-complex="Times New Roman" style:font-size-complex="12pt" fo:hyphenate="false" fo:hyphenation-remain-char-count="2" fo:hyphenation-push-char-count="2"/>
    </style:style>
    <style:style style:name="WW-Explorateur_20_de_20_document" style:display-name="WW-Explorateur de document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 Unicode MS" style:font-name-asian="Courier New" style:font-name-complex="Courier New"/>
    </style:style>
    <style:style style:name="WW-Texte_20_de_20_bulles" style:display-name="WW-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Visited_20_Internet_20_Link" style:display-name="Visited Internet Link" style:family="text" style:parent-style-name="WW-Police_20_par_20_défaut">
      <style:text-properties fo:color="#800080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Endnote_20_Symbol" style:display-name="Endnote Symbol" style:family="text"/>
    <style:style style:name="WW8Num1z0" style:family="text">
      <style:text-properties fo:color="#000000" style:font-name="Symbol"/>
    </style:style>
    <style:style style:name="WW8Num2z0" style:family="text">
      <style:text-properties fo:color="#0a357e" style:font-name="Wingdings" fo:font-size="10pt" fo:font-style="normal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WW8Num3z0" style:family="text">
      <style:text-properties fo:color="#999999"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fo:font-variant="normal" fo:text-transform="none" fo:color="#0a357e" style:text-outline="false" style:text-line-through-style="none" style:text-position="0% 100%" style:font-name="Arial" fo:font-size="10pt" fo:font-style="italic" fo:text-shadow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WW8Num4z0" style:family="text">
      <style:text-properties fo:color="#0a357e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Absatz-Standardschriftart" style:family="text"/>
    <style:style style:name="WW-Police_20_par_20_défaut" style:display-name="WW-Police par défaut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5z0" style:family="text">
      <style:text-properties fo:color="#000080"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Times New Roman" style:font-name-asian="Times New Roman" style:font-name-complex="Times New Roman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a357e" style:font-name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fo:color="#0a357e"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a357e" style:font-name="Arial" fo:font-size="15pt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WW8Num10z1" style:family="text">
      <style:text-properties fo:color="#000000" style:font-name="Arial" fo:font-size="13pt" fo:font-style="normal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WW8Num10z3" style:family="text">
      <style:text-properties fo:color="#0a357e"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WW8Num10z4" style:family="text">
      <style:text-properties fo:font-variant="normal" fo:text-transform="none" fo:color="#0a357e" style:text-outline="false" style:text-line-through-style="none" style:text-position="0% 100%" style:font-name="Arial" fo:font-size="10pt" fo:font-style="italic" fo:text-shadow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WW8Num11z0" style:family="text">
      <style:text-properties style:font-name="Arial" fo:font-size="10pt" style:font-size-asian="10pt" style:font-name-complex="Arial" style:font-size-complex="10pt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fo:color="#0a357e"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fo:color="#0a357e" style:font-name="Wingdings" fo:font-size="10pt" style:font-size-asian="10pt" style:font-name-complex="Wingdings" style:font-size-complex="10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fo:color="#0a357e" style:font-name="Wingdings" fo:font-size="9pt" style:font-size-asian="9pt" style:font-name-complex="Wingdings" style:font-size-complex="9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fo:color="#0a357e"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fo:color="#0a357e" style:font-name="Wingdings" fo:font-size="10pt" fo:font-style="normal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fo:color="#0a357e" style:font-name="Symbol" fo:font-size="10pt" style:font-size-asian="10pt" style:font-name-complex="Symbol" style:font-size-complex="10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fo:color="#cc0000"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Arial" fo:font-size="10pt" style:font-size-asian="10pt" style:font-name-complex="Arial" style:font-size-complex="10pt"/>
    </style:style>
    <style:style style:name="WW8Num26z0" style:family="text">
      <style:text-properties fo:color="#007d9a"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fo:color="#0a357e" style:font-name="Arial" fo:font-size="15pt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WW8Num27z1" style:family="text">
      <style:text-properties fo:color="#0a357e" style:font-name="Arial" fo:font-size="14pt" fo:font-style="normal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WW8Num27z2" style:family="text">
      <style:text-properties fo:color="#0a357e" style:font-name="Arial" fo:font-size="13pt" fo:font-style="normal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WW8Num27z3" style:family="text">
      <style:text-properties fo:color="#0a357e"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WW8Num27z4" style:family="text">
      <style:text-properties fo:font-variant="normal" fo:text-transform="none" fo:color="#0a357e" style:text-outline="false" style:text-line-through-style="none" style:text-position="0% 100%" style:font-name="Arial" fo:font-size="11pt" fo:font-style="italic" fo:text-shadow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WW8Num28z0" style:family="text">
      <style:text-properties fo:color="#0a357e" style:font-name="Wingdings" fo:font-size="10pt" style:font-size-asian="10pt" style:font-name-complex="Wingdings" style:font-size-complex="10pt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_2a_Body_20_Text_20_Char" style:display-name="*Body Text Char" style:family="text" style:parent-style-name="WW-Police_20_par_20_défaut">
      <style:text-properties style:font-name="Arial" fo:font-size="12pt" fo:language="fr" fo:country="FR" style:font-size-asian="12pt" style:font-name-complex="Arial" style:font-size-complex="12pt"/>
    </style:style>
    <style:style style:name="_2a_Bullet_20__23_1_20_Single_20_Char" style:display-name="*Bullet #1 Single Char" style:family="text" style:parent-style-name="_2a_Body_20_Text_20_Char"/>
    <style:style style:name="_2a_Bullet_20__23_1_20_Double_20_Char" style:display-name="*Bullet #1 Double Char" style:family="text" style:parent-style-name="_2a_Bullet_20__23_1_20_Single_20_Char"/>
    <style:style style:name="_2a_Bullet_20__23_1_20_Subtext_20_Single_20_Char" style:display-name="*Bullet #1 Subtext Single Char" style:family="text" style:parent-style-name="_2a_Bullet_20__23_1_20_Double_20_Char"/>
    <style:style style:name="_2a_Body_20_Single_20_Char" style:display-name="*Body Single Char" style:family="text" style:parent-style-name="_2a_Body_20_Text_20_Char"/>
    <style:style style:name="WW-Marque_20_de_20_commentaire" style:display-name="WW-Marque de commentaire" style:family="text" style:parent-style-name="WW-Police_20_par_20_défaut">
      <style:text-properties fo:font-size="8pt" style:font-size-asian="8pt" style:font-size-complex="8pt"/>
    </style:style>
    <style:style style:name="_2a_Bullet_20__23_2_20_Single_20_Char" style:display-name="*Bullet #2 Single Char" style:family="text" style:parent-style-name="_2a_Bullet_20__23_1_20_Single_20_Char">
      <style:text-properties fo:color="#000000" style:language-complex="ar" style:country-complex="SA"/>
    </style:style>
    <style:style style:name="_2a_Body_20_Text_20_Char1" style:display-name="*Body Text Char1" style:family="text" style:parent-style-name="WW-Police_20_par_20_défaut">
      <style:text-properties style:font-name="Arial" fo:language="fr" fo:country="FR" style:font-name-complex="Arial" style:language-complex="ar" style:country-complex="SA"/>
    </style:style>
    <style:style style:name="WW-WW8Num3z2" style:family="text">
      <style:text-properties style:font-name="Wingdings"/>
    </style:style>
    <style:style style:name="WW-WW8Num26z0" style:family="text">
      <style:text-properties fo:color="#000000" style:font-name="Wingdings 2" fo:font-size="9pt" style:font-size-asian="9pt" style:font-size-complex="9pt"/>
    </style:style>
    <style:style style:name="_7e_Body_20_Text_20_Char" style:display-name="~Body Text Char" style:family="text" style:parent-style-name="WW-Police_20_par_20_défaut">
      <style:text-properties fo:color="#000000" style:font-name="Arial" fo:language="fr" fo:country="FR" style:font-name-complex="Arial" style:language-complex="ar" style:country-complex="SA"/>
    </style:style>
    <style:style style:name="WW-WW8Num28z2" style:family="text">
      <style:text-properties style:font-name="Wingdings"/>
    </style:style>
    <style:style style:name="WW-WW8Num26z1" style:family="text">
      <style:text-properties style:font-name="Courier New" style:font-name-complex="Courier New"/>
    </style:style>
    <style:style style:name="WW-WW8Num26z2" style:family="text">
      <style:text-properties style:font-name="Wingdings"/>
    </style:style>
    <style:style style:name="_7e_Body_20_Single_20_Char" style:display-name="~Body Single Char" style:family="text" style:parent-style-name="_7e_Body_20_Text_20_Char"/>
    <style:style style:name="WW8Num31z0" style:family="text">
      <style:text-properties fo:color="#00637a" style:font-name="Symbol"/>
    </style:style>
    <style:style style:name="WW-WW8Num19z0" style:family="text">
      <style:text-properties fo:color="#000000" style:font-name="Wingdings" fo:font-size="9pt" style:font-size-asian="9pt" style:font-size-complex="9pt"/>
    </style:style>
    <style:style style:name="_2a_Bullet_20__23_1_20_Single_20_Char1" style:display-name="*Bullet #1 Single Char1" style:family="text" style:parent-style-name="_2a_Body_20_Text_20_Char1"/>
    <style:style style:name="_2a_Body_20_Text_20_Bold_20_Char" style:display-name="*Body Text Bold Char" style:family="text" style:parent-style-name="_2a_Body_20_Text_20_Char1">
      <style:text-properties fo:font-weight="bold" style:font-weight-asian="bold" style:font-weight-complex="bold"/>
    </style:style>
    <style:style style:name="WW-WW8Num26z3" style:family="text">
      <style:text-properties style:font-name="Symbol"/>
    </style:style>
    <style:style style:name="WW-WW8Num18z3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min-label-width="0.4cm"/>
        <style:text-properties fo:font-family="Symbol" style:font-charset="x-symbol"/>
      </text:list-level-style-bullet>
      <text:list-level-style-bullet text:level="2" text:style-name="WW8Num1z0" style:num-suffix="." text:bullet-char="">
        <style:list-level-properties text:space-before="0.401cm" text:min-label-width="0.4cm"/>
        <style:text-properties fo:font-family="Symbol" style:font-charset="x-symbol"/>
      </text:list-level-style-bullet>
      <text:list-level-style-bullet text:level="3" text:style-name="WW8Num1z0" style:num-suffix="." text:bullet-char="">
        <style:list-level-properties text:space-before="0.799cm" text:min-label-width="0.4cm"/>
        <style:text-properties fo:font-family="Symbol" style:font-charset="x-symbol"/>
      </text:list-level-style-bullet>
      <text:list-level-style-bullet text:level="4" text:style-name="WW8Num1z0" style:num-suffix="." text:bullet-char="">
        <style:list-level-properties text:space-before="1.2cm" text:min-label-width="0.4cm"/>
        <style:text-properties fo:font-family="Symbol" style:font-charset="x-symbol"/>
      </text:list-level-style-bullet>
      <text:list-level-style-bullet text:level="5" text:style-name="WW8Num1z0" style:num-suffix="." text:bullet-char="">
        <style:list-level-properties text:space-before="1.6cm" text:min-label-width="0.4cm"/>
        <style:text-properties fo:font-family="Symbol" style:font-charset="x-symbol"/>
      </text:list-level-style-bullet>
      <text:list-level-style-bullet text:level="6" text:style-name="WW8Num1z0" style:num-suffix="." text:bullet-char="">
        <style:list-level-properties text:space-before="2.001cm" text:min-label-width="0.4cm"/>
        <style:text-properties fo:font-family="Symbol" style:font-charset="x-symbol"/>
      </text:list-level-style-bullet>
      <text:list-level-style-bullet text:level="7" text:style-name="WW8Num1z0" style:num-suffix="." text:bullet-char="">
        <style:list-level-properties text:space-before="2.399cm" text:min-label-width="0.4cm"/>
        <style:text-properties fo:font-family="Symbol" style:font-charset="x-symbol"/>
      </text:list-level-style-bullet>
      <text:list-level-style-bullet text:level="8" text:style-name="WW8Num1z0" style:num-suffix="." text:bullet-char="">
        <style:list-level-properties text:space-before="2.8cm" text:min-label-width="0.4cm"/>
        <style:text-properties fo:font-family="Symbol" style:font-charset="x-symbol"/>
      </text:list-level-style-bullet>
      <text:list-level-style-bullet text:level="9" text:style-name="WW8Num1z0" style:num-suffix="." text:bullet-char="">
        <style:list-level-properties text:space-before="3.2cm" text:min-label-width="0.4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min-label-width="0.63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text:style-name="WW8Num3z1" style:num-suffix="." style:num-format="1" text:display-levels="2">
        <style:list-level-properties text:space-before="0.63cm" text:min-label-width="0.871cm"/>
      </text:list-level-style-number>
      <text:list-level-style-number text:level="3" text:style-name="WW8Num3z1" style:num-suffix="." style:num-format="1" text:display-levels="3">
        <style:list-level-properties text:space-before="1.701cm" text:min-label-width="1.7cm"/>
      </text:list-level-style-number>
      <text:list-level-style-number text:level="4" text:style-name="WW8Num3z3" style:num-suffix="." style:num-format="1" text:display-levels="4">
        <style:list-level-properties text:space-before="1.7cm" text:min-label-width="1.6cm"/>
      </text:list-level-style-number>
      <text:list-level-style-number text:level="5" text:style-name="WW8Num3z4" style:num-format="1" text:display-levels="5">
        <style:list-level-properties text:space-before="1.7cm" text:min-label-width="1.6cm"/>
      </text:list-level-style-number>
      <text:list-level-style-number text:level="6" style:num-format="1" text:display-levels="6">
        <style:list-level-properties text:space-before="3.464cm" text:min-label-width="2.032cm"/>
      </text:list-level-style-number>
      <text:list-level-style-number text:level="7" style:num-format="1" text:display-levels="7">
        <style:list-level-properties text:space-before="3.464cm" text:min-label-width="2.286cm"/>
      </text:list-level-style-number>
      <text:list-level-style-number text:level="8" style:num-format="1" text:display-levels="8">
        <style:list-level-properties text:space-before="3.464cm" text:min-label-width="2.54cm"/>
      </text:list-level-style-number>
      <text:list-level-style-number text:level="9" style:num-format="1" text:display-levels="9">
        <style:list-level-properties text:space-before="3.464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">
        <style:list-level-properties text:min-label-width="0.63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0.58cm" fo:margin-left="2cm" fo:margin-right="2cm" style:writing-mode="lr-tb" style:layout-grid-color="#c0c0c0" style:layout-grid-lines="52" style:layout-grid-base-height="0.353cm" style:layout-grid-ruby-height="0.175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217$Build-9173</meta:generator>
    <dc:title>CV Benoit Caccinolo latest</dc:title>
    <meta:initial-creator>Pascal BARRIELLE</meta:initial-creator>
    <meta:creation-date>2005-02-28T19:44:00</meta:creation-date>
    <dc:date>2007-11-11T22:55:49</dc:date>
    <meta:print-date>2005-08-29T14:07:00</meta:print-date>
    <dc:language>fr-FR</dc:language>
    <meta:editing-cycles>178</meta:editing-cycles>
    <meta:editing-duration>PT22H12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" meta:word-count="61" meta:character-count="356"/>
  </office:meta>
</office:document-meta>
</file>